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bcUpdateAffectedIncorrectNumberOfRowsException.getExpectedRowsAff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UpdateAffectedIncorrectNumberOfRowsException.JdbcUpdateAffectedIncorrectNumberOfRowsException( String sql , int expected , int actu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dbcUpdateAffectedIncorrectNumberOfRowsException.wasDataUpd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UpdateAffectedIncorrectNumberOfRowsException.getActualRowsAff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